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Google Sans Mono" svg:font-family="'Google Sans Mono', monospace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4pt" fo:font-weight="bold" officeooo:rsid="000329ff" officeooo:paragraph-rsid="000329f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fo:font-size="24pt" fo:font-weight="bold" officeooo:rsid="000329ff" officeooo:paragraph-rsid="000329f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fo:font-size="14pt" fo:font-weight="bold" officeooo:rsid="000329ff" officeooo:paragraph-rsid="000329f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fo:font-size="14pt" fo:font-weight="bold" officeooo:rsid="00042b5f" officeooo:paragraph-rsid="00042b5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fo:font-size="14pt" fo:font-weight="bold" officeooo:rsid="000798ce" officeooo:paragraph-rsid="000798ce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7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style:font-name="Droid Sans Mono" fo:font-size="14pt" fo:font-weight="normal" officeooo:rsid="00080349" officeooo:paragraph-rsid="00080349" fo:background-color="transparent" style:font-size-asian="12.25pt" style:font-size-complex="14pt"/>
    </style:style>
    <style:style style:name="P9" style:family="paragraph" style:parent-style-name="Standard">
      <style:paragraph-properties style:line-height-at-least="0.503cm"/>
      <style:text-properties style:use-window-font-color="true" style:font-name="Droid Sans Mono" fo:font-size="14pt" fo:font-weight="normal" officeooo:rsid="0009e94a" officeooo:paragraph-rsid="0009e94a" fo:background-color="transparent" style:font-size-asian="12.25pt" style:font-size-complex="14pt"/>
    </style:style>
    <style:style style:name="P10" style:family="paragraph" style:parent-style-name="Standard">
      <style:paragraph-properties style:line-height-at-least="0.503cm"/>
      <style:text-properties style:use-window-font-color="true" style:font-name="Droid Sans Mono" fo:font-size="14pt" fo:font-weight="normal" officeooo:rsid="000c354d" officeooo:paragraph-rsid="000c354d" fo:background-color="transparent" style:font-size-asian="12.25pt" style:font-size-complex="14pt"/>
    </style:style>
    <style:style style:name="P11" style:family="paragraph" style:parent-style-name="Standard">
      <style:paragraph-properties style:line-height-at-least="0.503cm"/>
      <style:text-properties style:use-window-font-color="true" style:font-name="Droid Sans Mono" fo:font-size="14pt" fo:font-weight="normal" officeooo:rsid="000e3953" officeooo:paragraph-rsid="000e3953" fo:background-color="transparent" style:font-size-asian="12.25pt" style:font-size-complex="14pt"/>
    </style:style>
    <style:style style:name="P12" style:family="paragraph" style:parent-style-name="Standard">
      <style:paragraph-properties style:line-height-at-least="0.503cm"/>
      <style:text-properties style:use-window-font-color="true" style:font-name="Droid Sans Mono" fo:font-size="14pt" fo:font-weight="normal" officeooo:rsid="000e5ccb" officeooo:paragraph-rsid="000e5ccb" fo:background-color="transparent" style:font-size-asian="12.25pt" style:font-size-complex="14pt"/>
    </style:style>
    <style:style style:name="P13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fo:font-weight="normal" officeooo:paragraph-rsid="001ff1a0" fo:background-color="transparent"/>
    </style:style>
    <style:style style:name="P14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fo:font-weight="normal" officeooo:rsid="0022eb68" officeooo:paragraph-rsid="0022eb68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style:font-name="Droid Sans Mono" fo:font-size="14pt" style:text-underline-style="none" fo:font-weight="normal" officeooo:rsid="000e5ccb" officeooo:paragraph-rsid="000e5ccb" fo:background-color="transparent" style:font-size-asian="12.25pt" style:font-size-complex="14pt"/>
    </style:style>
    <style:style style:name="P16" style:family="paragraph" style:parent-style-name="Standard">
      <style:paragraph-properties style:line-height-at-least="0.503cm"/>
      <style:text-properties style:use-window-font-color="true" style:font-name="Droid Sans Mono" fo:font-size="14pt" style:text-underline-style="none" fo:font-weight="normal" officeooo:rsid="000f9b49" officeooo:paragraph-rsid="000f9b49" fo:background-color="transparent" style:font-size-asian="12.25pt" style:font-size-complex="14pt"/>
    </style:style>
    <style:style style:name="P17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63a40" officeooo:paragraph-rsid="00163a40" fo:background-color="transparent" style:font-size-asian="12.25pt" style:font-size-complex="14pt"/>
    </style:style>
    <style:style style:name="P18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11201" officeooo:paragraph-rsid="00111201" fo:background-color="transparent" style:font-size-asian="12.25pt" style:font-size-complex="14pt"/>
    </style:style>
    <style:style style:name="P19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3d90f" officeooo:paragraph-rsid="0013d90f" fo:background-color="transparent" style:font-size-asian="12.25pt" style:font-size-complex="14pt"/>
    </style:style>
    <style:style style:name="P20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79988" officeooo:paragraph-rsid="001d6aa2" fo:background-color="transparent" style:font-size-asian="12.25pt" style:font-size-complex="14pt"/>
    </style:style>
    <style:style style:name="P21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79988" officeooo:paragraph-rsid="001ff1a0" fo:background-color="transparent" style:font-size-asian="12.25pt" style:font-size-complex="14pt"/>
    </style:style>
    <style:style style:name="P22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eda08" officeooo:paragraph-rsid="001eda08" fo:background-color="transparent" style:font-size-asian="12.25pt" style:font-size-complex="14pt"/>
    </style:style>
    <style:style style:name="P23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eda08" officeooo:paragraph-rsid="0026a0ce" fo:background-color="transparent" style:font-size-asian="12.25pt" style:font-size-complex="14pt"/>
    </style:style>
    <style:style style:name="P24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2582d0" officeooo:paragraph-rsid="002582d0" fo:background-color="transparent" style:font-size-asian="12.25pt" style:font-size-complex="14pt"/>
    </style:style>
    <style:style style:name="P25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297651" officeooo:paragraph-rsid="00297651" fo:background-color="transparent" style:font-size-asian="12.25pt" style:font-size-complex="14pt"/>
    </style:style>
    <style:style style:name="P26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2d2ebd" officeooo:paragraph-rsid="002d2ebd" fo:background-color="transparent" style:font-size-asian="12.25pt" style:font-size-complex="14pt"/>
    </style:style>
    <style:style style:name="P27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31b5a4" officeooo:paragraph-rsid="0031b5a4" fo:background-color="transparent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style:use-window-font-color="true" fo:font-size="24pt" fo:font-weight="bold" officeooo:rsid="000329ff" officeooo:paragraph-rsid="000329ff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329ff" officeooo:paragraph-rsid="000329ff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42b5f" officeooo:paragraph-rsid="000329f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42b5f" officeooo:paragraph-rsid="00042b5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69cc8" officeooo:paragraph-rsid="00069cc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798ce" officeooo:paragraph-rsid="000798ce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329ff" officeooo:paragraph-rsid="000329ff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bold" officeooo:rsid="00042b5f" officeooo:paragraph-rsid="00042b5f" style:font-size-asian="14pt" style:font-weight-asian="bold" style:font-size-complex="14pt" style:font-weight-complex="bold"/>
    </style:style>
    <style:style style:name="P36" style:family="paragraph" style:parent-style-name="Standard">
      <style:paragraph-properties style:line-height-at-least="0.503cm"/>
      <style:text-properties fo:color="#8d281e" style:font-name="Droid Sans Mono" fo:font-size="10.5pt" fo:font-weight="bold" fo:background-color="transparent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3c4043" style:font-name="Google Sans Mono" fo:font-size="9pt" fo:letter-spacing="normal" fo:font-style="normal" fo:font-weight="normal" officeooo:rsid="000798ce" officeooo:paragraph-rsid="000798ce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Google Sans Mono" fo:font-size="9pt" fo:letter-spacing="normal" fo:font-style="normal" fo:font-weight="normal" officeooo:rsid="000798ce" officeooo:paragraph-rsid="000798ce" fo:background-color="transparent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Google Sans Mono" fo:font-size="9pt" fo:letter-spacing="normal" fo:font-style="normal" fo:font-weight="normal" officeooo:rsid="000798ce" officeooo:paragraph-rsid="000798ce" style:font-size-asian="14pt" style:font-weight-asian="bold" style:font-size-complex="14pt" style:font-weight-complex="bold"/>
    </style:style>
    <style:style style:name="P40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32e193" officeooo:paragraph-rsid="0032e193" fo:background-color="transparent" style:font-size-asian="12.25pt" style:font-size-complex="14pt"/>
    </style:style>
    <style:style style:name="P41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35c842" officeooo:paragraph-rsid="0035c842" fo:background-color="transparent" style:font-size-asian="12.25pt" style:font-size-complex="14pt"/>
    </style:style>
    <style:style style:name="P42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fo:font-weight="normal" officeooo:paragraph-rsid="0035c842" fo:background-color="transparent"/>
    </style:style>
    <style:style style:name="P43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fo:font-weight="normal" officeooo:rsid="0035c842" officeooo:paragraph-rsid="0035c842" fo:background-color="transparent"/>
    </style:style>
    <style:style style:name="P44" style:family="paragraph" style:parent-style-name="Standard">
      <style:paragraph-properties style:line-height-at-least="0.503cm" fo:text-align="justify" style:justify-single-word="false"/>
      <style:text-properties fo:color="#ff0000" style:font-name="Droid Sans Mono" fo:font-size="14pt" fo:font-weight="normal" officeooo:rsid="003783a0" officeooo:paragraph-rsid="003783a0" fo:background-color="transparent" style:font-size-asian="14pt" style:font-size-complex="14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042b5f"/>
    </style:style>
    <style:style style:name="T3" style:family="text">
      <style:text-properties style:use-window-font-color="true" officeooo:rsid="00069cc8"/>
    </style:style>
    <style:style style:name="T4" style:family="text">
      <style:text-properties style:use-window-font-color="true" officeooo:rsid="0007b45f"/>
    </style:style>
    <style:style style:name="T5" style:family="text">
      <style:text-properties officeooo:rsid="00042b5f"/>
    </style:style>
    <style:style style:name="T6" style:family="text">
      <style:text-properties officeooo:rsid="00042b5f" fo:background-color="#ffff00" loext:char-shading-value="0"/>
    </style:style>
    <style:style style:name="T7" style:family="text">
      <style:text-properties fo:font-variant="normal" fo:text-transform="none" fo:color="#3c4043" style:font-name="Google Sans Mono" fo:font-size="9pt" fo:letter-spacing="normal" fo:font-style="normal" fo:font-weight="normal"/>
    </style:style>
    <style:style style:name="T8" style:family="text">
      <style:text-properties fo:font-variant="normal" fo:text-transform="none" fo:color="#3c4043" style:font-name="Google Sans Mono" fo:font-size="9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c4043" style:font-name="inherit" fo:font-size="9pt" fo:letter-spacing="normal" fo:font-style="normal" loext:padding="0cm" loext:border="none"/>
    </style:style>
    <style:style style:name="T10" style:family="text">
      <style:text-properties officeooo:rsid="000cf28a"/>
    </style:style>
    <style:style style:name="T11" style:family="text">
      <style:text-properties officeooo:rsid="00111201"/>
    </style:style>
    <style:style style:name="T12" style:family="text">
      <style:text-properties officeooo:rsid="00179988"/>
    </style:style>
    <style:style style:name="T13" style:family="text">
      <style:text-properties style:text-underline-style="none" officeooo:rsid="00179988" style:font-size-asian="12.25pt" style:font-size-complex="14pt"/>
    </style:style>
    <style:style style:name="T14" style:family="text">
      <style:text-properties style:text-underline-style="none" officeooo:rsid="001ff1a0" style:font-size-asian="12.25pt" style:font-size-complex="14pt"/>
    </style:style>
    <style:style style:name="T15" style:family="text">
      <style:text-properties style:text-underline-style="none" officeooo:rsid="0035c842" style:font-size-asian="12.25pt" style:font-size-complex="14pt"/>
    </style:style>
    <style:style style:name="T16" style:family="text">
      <style:text-properties officeooo:rsid="00194013"/>
    </style:style>
    <style:style style:name="T17" style:family="text">
      <style:text-properties officeooo:rsid="001e43b7"/>
    </style:style>
    <style:style style:name="T18" style:family="text">
      <style:text-properties fo:color="#808080" fo:font-size="15pt" style:font-size-asian="15pt" style:font-size-complex="15pt"/>
    </style:style>
    <style:style style:name="T19" style:family="text">
      <style:text-properties fo:color="#d4d4d4" fo:font-size="15pt" style:font-size-asian="15pt" style:font-size-complex="15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color="#000000" fo:font-size="15pt" style:font-size-asian="15pt" style:font-size-complex="15pt"/>
    </style:style>
    <style:style style:name="T22" style:family="text">
      <style:text-properties fo:color="#000000" fo:font-size="15pt" officeooo:rsid="002069c1" style:font-size-asian="15pt" style:font-size-complex="15pt"/>
    </style:style>
    <style:style style:name="T23" style:family="text">
      <style:text-properties fo:color="#000000" fo:font-size="15pt" officeooo:rsid="00231081" style:font-size-asian="15pt" style:font-size-complex="15pt"/>
    </style:style>
    <style:style style:name="T24" style:family="text">
      <style:text-properties officeooo:rsid="00241eec"/>
    </style:style>
    <style:style style:name="T25" style:family="text">
      <style:text-properties officeooo:rsid="0026a0ce"/>
    </style:style>
    <style:style style:name="T26" style:family="text">
      <style:text-properties fo:color="#28471f" officeooo:rsid="0026a0ce"/>
    </style:style>
    <style:style style:name="T27" style:family="text">
      <style:text-properties fo:color="#28471f" officeooo:rsid="0027fd3c"/>
    </style:style>
    <style:style style:name="T28" style:family="text">
      <style:text-properties officeooo:rsid="0027cc20"/>
    </style:style>
    <style:style style:name="T29" style:family="text">
      <style:text-properties officeooo:rsid="002a31d7"/>
    </style:style>
    <style:style style:name="T30" style:family="text">
      <style:text-properties officeooo:rsid="002eec08"/>
    </style:style>
    <style:style style:name="T31" style:family="text">
      <style:text-properties officeooo:rsid="0031b5a4"/>
    </style:style>
    <style:style style:name="T32" style:family="text">
      <style:text-properties officeooo:rsid="0035bb3c"/>
    </style:style>
    <style:style style:name="T33" style:family="text">
      <style:text-properties fo:color="#ce9178" fo:font-size="10.5pt"/>
    </style:style>
    <style:style style:name="T34" style:family="text">
      <style:text-properties fo:color="#ce9178" fo:font-size="10.5pt" fo:background-color="#1e1e1e" loext:char-shading-value="0"/>
    </style:style>
    <style:style style:name="T35" style:family="text">
      <style:text-properties fo:color="#ce9178" fo:font-size="10.5pt"/>
    </style:style>
    <style:style style:name="T36" style:family="text"/>
    <style:style style:name="T37" style:family="text">
      <style:text-properties fo:color="#c9211e" fo:font-size="10.5pt"/>
    </style:style>
    <style:style style:name="T38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FLIX<text:span text:style-name="T5">(</text:span><text:span text:style-name="T6">Lama Dev</text:span><text:span text:style-name="T5">)</text:span></text:p>
      <text:p text:style-name="P1"/>
      <text:p text:style-name="P28">1. Clonar Repositorio(Una Rama Particular)</text:p>
      <text:p text:style-name="P29"/>
      <text:p text:style-name="P29">-b &lt;== El nombre de la rama</text:p>
      <text:p text:style-name="P29"/>
      <text:p text:style-name="P3"><text:span text:style-name="T2">$ </text:span><text:span text:style-name="T1">git clone --single-branch -b react-mini https://github.com/safak/youtube.git .</text:span></text:p>
      <text:p text:style-name="P30"/>
      <text:p text:style-name="P31"/>
      <text:p text:style-name="P4"><text:span text:style-name="T1">2. Simplemente escribe yarn para que instale todas las librerías, </text:span><text:span text:style-name="T3">se creará la carpeta node_modules.</text:span></text:p>
      <text:p text:style-name="P31"/>
      <text:p text:style-name="P31">$ yarn</text:p>
      <text:p text:style-name="P31"/>
      <text:p text:style-name="P32">3. <text:s/>$ yarn start</text:p>
      <text:p text:style-name="P32"/>
      <text:p text:style-name="P5"><text:span text:style-name="T1">4. Font Family Roboto, </text:span><text:span text:style-name="T4">en index.html de la carpeta public </text:span></text:p>
      <text:p text:style-name="P33"/>
      <text:p text:style-name="P5"><text:span text:style-name="T7">&lt;link href="https://fonts.googleapis.com/css2?</text:span><text:span text:style-name="T8">family=</text:span><text:span text:style-name="T9">Roboto:wght@300;400;500;900</text:span><text:span text:style-name="T8">&amp;</text:span><text:span text:style-name="T7">display=swap" rel="stylesheet"&gt;</text:span></text:p>
      <text:p text:style-name="P37"/>
      <text:p text:style-name="P38">&lt;style&gt;</text:p>
      <text:p text:style-name="P6">* {</text:p>
      <text:p text:style-name="P6">margin: 0;</text:p>
      <text:p text:style-name="P36">font-family: 'Roboto', sans-serif;</text:p>
      <text:p text:style-name="P6">}</text:p>
      <text:p text:style-name="P6">&lt;/style&gt;</text:p>
      <text:p text:style-name="P6"/>
      <text:p text:style-name="P8">5. Instala sass</text:p>
      <text:p text:style-name="P8"/>
      <text:p text:style-name="P9">yarn add sass</text:p>
      <text:p text:style-name="P9"/>
      <text:p text:style-name="P10">6. <text:span text:style-name="T10">(9:29) Instala</text:span></text:p>
      <text:p text:style-name="P10"/>
      <text:p text:style-name="P10">yarn add @material-ui/icons @material-ui/core</text:p>
      <text:p text:style-name="P9"/>
      <text:p text:style-name="P11">7. Quede media Hr</text:p>
      <text:p text:style-name="P11"/>
      <text:p text:style-name="P12">8. 41:21</text:p>
      <text:p text:style-name="P15"/>
      <text:p text:style-name="P16">9. 50:00 <text:span text:style-name="T11">Slider Design</text:span></text:p>
      <text:p text:style-name="P18"><text:soft-page-break/>10. 55:00 Onlcick Method</text:p>
      <text:p text:style-name="P18"/>
      <text:p text:style-name="P19">11. 55:59 → Como va a funcionar el slider(hook)</text:p>
      <text:p text:style-name="P19"/>
      <text:p text:style-name="P17">12. 1:06:35 <text:span text:style-name="T12">| 1:11</text:span> → Slider, <text:span text:style-name="T12">Hover a imagenes, icons en imagenes.</text:span></text:p>
      <text:p text:style-name="P17"/>
      <text:p text:style-name="P20">13. <text:span text:style-name="T16">1:</text:span>11:00 | <text:span text:style-name="T16">1:</text:span>11:05 → <text:span text:style-name="T16">1:12:49 Box Shadow Css Generator.</text:span></text:p>
      <text:p text:style-name="P20"/>
      <text:p text:style-name="P20">*<text:span text:style-name="T17">1:17:00 Como aplicar hover a cada item</text:span></text:p>
      <text:p text:style-name="P13"><text:span text:style-name="T13">*</text:span><text:span text:style-name="T14">1:17:10 Creacion del index </text:span><text:span text:style-name="T18">&lt;</text:span><text:span text:style-name="T20">ListItem index={0}</text:span><text:span text:style-name="T19"> </text:span><text:span text:style-name="T18">/&gt; </text:span><text:span text:style-name="T22">Genial!!</text:span></text:p>
      <text:p text:style-name="P14"><text:span text:style-name="T22">p</text:span><text:span text:style-name="T21">or ejemplo si es index 3 entonces se desplaza 3 veces m</text:span><text:span text:style-name="T23">á</text:span><text:span text:style-name="T21">s al mutiplicarse con 255px y así sucesivamente.</text:span></text:p>
      <text:p text:style-name="P21"/>
      <text:p text:style-name="P20"/>
      <text:p text:style-name="P23">14. <text:span text:style-name="T24">1:</text:span><text:span text:style-name="T25">19 →</text:span><text:span text:style-name="T24"> video vimeo , </text:span><text:span text:style-name="T28">tuve que tomar el que el tiene en descripción</text:span><text:span text:style-name="T24">, </text:span><text:span text:style-name="T26">Genial!!, </text:span><text:span text:style-name="T27">pero puedes ir a pexels ir a un video , ver codigo fuente de página , y buscar vimeo external</text:span></text:p>
      <text:p text:style-name="P22"/>
      <text:p text:style-name="P24">* 1:21:10 uso de &lt;&gt;&lt;/&gt;</text:p>
      <text:p text:style-name="P24"/>
      <text:p text:style-name="P25">15. 1:27:03 →<text:span text:style-name="T29"> Full screen video.</text:span></text:p>
      <text:p text:style-name="P24"/>
      <text:p text:style-name="P26">16. <text:span text:style-name="T30">1:29:42</text:span></text:p>
      <text:p text:style-name="P26"><text:a xlink:type="simple" xlink:href="https://www.videvo.net/free-stock-footage/" text:style-name="Internet_20_link" text:visited-style-name="Visited_20_Internet_20_Link">https://www.videvo.net/free-stock-footage/</text:a> <text:span text:style-name="T31">← usé este banco de videos </text:span></text:p>
      <text:p text:style-name="P27">por que el de él no funcionó.</text:p>
      <text:p text:style-name="P26"/>
      <text:p text:style-name="P26"><text:a xlink:type="simple" xlink:href="https://www.videvo.net/video/close-up-shot-rain-drops-falling-on-leaves/783004/" text:style-name="Internet_20_link" text:visited-style-name="Visited_20_Internet_20_Link">https://www.videvo.net/video/close-up-shot-rain-drops-falling-on-leaves/783004/</text:a></text:p>
      <text:p text:style-name="P26"/>
      <text:p text:style-name="P40">17. 1:32:05 →Login <text:span text:style-name="T32">and Register</text:span></text:p>
      <text:p text:style-name="P40"/>
      <text:p text:style-name="P42"><text:span text:style-name="T15">1:34:53 → usó este jpg </text:span><text:a xlink:type="simple" xlink:href="https://cdn.hipwallpaper.com/i/98/21/dUyCkp.jpg" text:style-name="Internet_20_link" text:visited-style-name="Visited_20_Internet_20_Link"><text:span text:style-name="T37">https://cdn.hipwallpaper.com/i/98/21/dUyCkp.jpg</text:span></text:a></text:p>
      <text:p text:style-name="P42"><text:span text:style-name="T37"/></text:p>
      <text:p text:style-name="P43"><text:span text:style-name="T38">Talvez puedas usar uno de tu dropbox…</text:span></text:p>
      <text:p text:style-name="P43"><text:span text:style-name="T38"/></text:p>
      <text:p text:style-name="P44"><text:span text:style-name="T36">1:37:00</text:span></text:p>
      <text:p text:style-name="P41"/>
      <text:p text:style-name="P7"><text:s/></text:p>
      <text:p text:style-name="P6"/>
      <text:p text:style-name="P6"/>
      <text:p text:style-name="P37"/>
      <text:p text:style-name="P39"/>
      <text:p text:style-name="P39"/>
      <text:p text:style-name="P39"><text:soft-page-break/></text:p>
      <text:p text:style-name="P31"/>
      <text:p text:style-name="P35"/>
      <text:p text:style-name="P31"/>
      <text:p text:style-name="P31"/>
      <text:p text:style-name="P31"/>
      <text:p text:style-name="P31"/>
      <text:p text:style-name="P34"/>
      <text:p text:style-name="P34"/>
      <text:p text:style-name="P28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Google Sans Mono" svg:font-family="'Google Sans Mono', monospace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5:40:20.799942103</meta:creation-date>
    <dc:date>2021-10-12T12:28:28.928661759</dc:date>
    <meta:editing-duration>PT15H3M53S</meta:editing-duration>
    <meta:editing-cycles>44</meta:editing-cycles>
    <meta:generator>LibreOffice/6.4.2.2$Linux_X86_64 LibreOffice_project/40$Build-2</meta:generator>
    <meta:document-statistic meta:table-count="0" meta:image-count="0" meta:object-count="0" meta:page-count="3" meta:paragraph-count="42" meta:word-count="242" meta:character-count="1619" meta:non-whitespace-character-count="1413"/>
  </office:meta>
</office:document-meta>
</file>